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ac3e5" officeooo:paragraph-rsid="000ac3e5"/>
    </style:style>
    <style:style style:name="P2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ac3e5" style:font-weight-asian="bold" style:font-weight-complex="bold"/>
    </style:style>
    <style:style style:name="P3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c7e3f" style:font-weight-asian="bold" style:font-weight-complex="bold"/>
    </style:style>
    <style:style style:name="P4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d4acf" style:font-weight-asian="bold" style:font-weight-complex="bold"/>
    </style:style>
    <style:style style:name="P5" style:family="paragraph" style:parent-style-name="Standard">
      <style:text-properties fo:language="el" fo:country="GR" style:text-underline-style="none" fo:font-weight="normal" officeooo:rsid="000ac3e5" officeooo:paragraph-rsid="000ac3e5" style:font-weight-asian="normal" style:font-weight-complex="normal"/>
    </style:style>
    <style:style style:name="P6" style:family="paragraph" style:parent-style-name="Standard">
      <style:text-properties fo:language="el" fo:country="GR" style:text-underline-style="none" fo:font-weight="normal" officeooo:rsid="000c7e3f" officeooo:paragraph-rsid="000c7e3f" style:font-weight-asian="normal" style:font-weight-complex="normal"/>
    </style:style>
    <style:style style:name="P7" style:family="paragraph" style:parent-style-name="Standard">
      <style:text-properties fo:language="el" fo:country="GR" style:text-underline-style="none" fo:font-weight="normal" officeooo:rsid="000d6716" officeooo:paragraph-rsid="000d6716" style:font-weight-asian="normal" style:font-weight-complex="normal"/>
    </style:style>
    <style:style style:name="P8" style:family="paragraph" style:parent-style-name="Standard">
      <style:text-properties fo:font-size="15pt" fo:language="el" fo:country="GR" officeooo:rsid="000ac3e5" officeooo:paragraph-rsid="000ac3e5" style:font-size-asian="15pt" style:font-size-complex="15pt"/>
    </style:style>
    <style:style style:name="P9" style:family="paragraph" style:parent-style-name="Standard">
      <style:text-properties fo:font-size="18pt" fo:language="el" fo:country="GR" officeooo:rsid="000ac3e5" officeooo:paragraph-rsid="000ac3e5" style:font-size-asian="18pt" style:font-size-complex="18pt"/>
    </style:style>
    <style:style style:name="P10" style:family="paragraph" style:parent-style-name="Standard">
      <style:text-properties fo:language="el" fo:country="GR" officeooo:rsid="000d4acf" officeooo:paragraph-rsid="000cc414"/>
    </style:style>
    <style:style style:name="P11" style:family="paragraph" style:parent-style-name="Standard">
      <style:text-properties fo:language="el" fo:country="GR" style:text-underline-style="none" fo:font-weight="normal" officeooo:rsid="000ac3e5" officeooo:paragraph-rsid="000ac3e5" style:font-weight-asian="normal" style:font-weight-complex="normal"/>
    </style:style>
    <style:style style:name="P12" style:family="paragraph" style:parent-style-name="Standard">
      <style:text-properties fo:language="el" fo:country="GR" style:text-underline-style="none" fo:font-weight="normal" officeooo:rsid="00110f6c" officeooo:paragraph-rsid="00110f6c" style:font-weight-asian="normal" style:font-weight-complex="normal"/>
    </style:style>
    <style:style style:name="P13" style:family="paragraph" style:parent-style-name="Standard">
      <style:text-properties fo:color="#000000" loext:opacity="100%" style:font-name="Consolas" fo:font-size="9.5pt" style:font-size-asian="9.5pt" fo:background-color="#ffffff"/>
    </style:style>
    <style:style style:name="P14" style:family="paragraph" style:parent-style-name="Standard">
      <style:text-properties officeooo:paragraph-rsid="000cc414"/>
    </style:style>
    <style:style style:name="P15" style:family="paragraph" style:parent-style-name="Standard">
      <style:text-properties fo:language="en" fo:country="US" officeooo:rsid="00110f6c" officeooo:paragraph-rsid="00110f6c"/>
    </style:style>
    <style:style style:name="P16" style:family="paragraph" style:parent-style-name="Standard">
      <style:text-properties fo:font-size="12pt" fo:language="en" fo:country="US" officeooo:rsid="00110f6c" officeooo:paragraph-rsid="00110f6c" style:font-size-asian="12pt" style:font-size-complex="12pt"/>
    </style:style>
    <style:style style:name="P17" style:family="paragraph" style:parent-style-name="Standard">
      <style:text-properties officeooo:paragraph-rsid="000d6716"/>
    </style:style>
    <style:style style:name="P18" style:family="paragraph" style:parent-style-name="Standard">
      <style:text-properties officeooo:rsid="00110f6c" officeooo:paragraph-rsid="00110f6c"/>
    </style:style>
    <style:style style:name="P1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language="en" fo:country="US" officeooo:rsid="00110f6c" officeooo:paragraph-rsid="00110f6c"/>
    </style:style>
    <style:style style:name="P2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10f6c" officeooo:paragraph-rsid="00110f6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7e3f"/>
    </style:style>
    <style:style style:name="T3" style:family="text">
      <style:text-properties fo:language="en" fo:country="US" officeooo:rsid="000cc414"/>
    </style:style>
    <style:style style:name="T4" style:family="text">
      <style:text-properties fo:language="en" fo:country="US" style:text-underline-style="none" fo:font-weight="normal" officeooo:rsid="000cc414" style:font-weight-asian="normal" style:font-weight-complex="normal"/>
    </style:style>
    <style:style style:name="T5" style:family="text">
      <style:text-properties fo:language="en" fo:country="US" officeooo:rsid="000d4acf"/>
    </style:style>
    <style:style style:name="T6" style:family="text">
      <style:text-properties fo:language="en" fo:country="US" officeooo:rsid="000e6415"/>
    </style:style>
    <style:style style:name="T7" style:family="text">
      <style:text-properties fo:language="el" fo:country="GR"/>
    </style:style>
    <style:style style:name="T8" style:family="text">
      <style:text-properties fo:language="el" fo:country="GR" style:text-underline-style="none" fo:font-weight="normal" officeooo:rsid="000cc414" style:font-weight-asian="normal" style:font-weight-complex="normal"/>
    </style:style>
    <style:style style:name="T9" style:family="text">
      <style:text-properties fo:language="el" fo:country="GR" style:text-underline-style="none" fo:font-weight="normal" officeooo:rsid="000d6716" style:font-weight-asian="normal" style:font-weight-complex="normal"/>
    </style:style>
    <style:style style:name="T10" style:family="text">
      <style:text-properties fo:language="el" fo:country="GR" style:text-underline-style="none" fo:font-weight="normal" officeooo:rsid="000e6415" style:font-weight-asian="normal" style:font-weight-complex="normal"/>
    </style:style>
    <style:style style:name="T11" style:family="text">
      <style:text-properties fo:language="el" fo:country="GR" officeooo:rsid="000cc414"/>
    </style:style>
    <style:style style:name="T12" style:family="text">
      <style:text-properties fo:language="el" fo:country="GR" officeooo:rsid="000d4acf"/>
    </style:style>
    <style:style style:name="T13" style:family="text">
      <style:text-properties fo:language="el" fo:country="GR" officeooo:rsid="000e6415"/>
    </style:style>
    <style:style style:name="T14" style:family="text">
      <style:text-properties officeooo:rsid="000c7e3f"/>
    </style:style>
    <style:style style:name="T15" style:family="text">
      <style:text-properties officeooo:rsid="000cc414"/>
    </style:style>
    <style:style style:name="T16" style:family="text">
      <style:text-properties officeooo:rsid="000d4acf"/>
    </style:style>
    <style:style style:name="T17" style:family="text">
      <style:text-properties officeooo:rsid="000e6415"/>
    </style:style>
    <style:style style:name="T18" style:family="text">
      <style:text-properties fo:color="#008000" loext:opacity="100%" style:font-name="Consolas" fo:font-size="9.5pt" style:font-size-asian="9.5pt" fo:background-color="#ffffff"/>
    </style:style>
    <style:style style:name="T19" style:family="text">
      <style:text-properties fo:color="#0000ff" loext:opacity="100%" style:font-name="Consolas" fo:font-size="9.5pt" style:font-size-asian="9.5pt" fo:background-color="#ffffff"/>
    </style:style>
    <style:style style:name="T20" style:family="text">
      <style:text-properties fo:color="#000000" loext:opacity="100%" style:font-name="Consolas" fo:font-size="9.5pt" style:font-size-asian="9.5pt" fo:background-color="#ffffff"/>
    </style:style>
    <style:style style:name="T21" style:family="text">
      <style:text-properties fo:color="#000000" loext:opacity="100%" style:font-name="Consolas" fo:background-color="#ffffff"/>
    </style:style>
    <style:style style:name="T22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 fo:background-color="#ffffff"/>
    </style:style>
    <style:style style:name="T24" style:family="text">
      <style:text-properties fo:color="#bbb529" loext:opacity="100%" style:font-name="JetBrains Mono" fo:font-size="10pt" fo:language="el" fo:country="GR" fo:font-style="normal" fo:font-weight="normal" style:font-size-asian="10pt" style:font-style-asian="normal" style:font-weight-asian="normal"/>
    </style:style>
    <style:style style:name="T2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Συστήματα Μικροϋπολογιστών 2021 (6ο εξάμηνο)</text:p>
      <text:p text:style-name="P1"/>
      <text:p text:style-name="P1"/>
      <text:p text:style-name="P8">Φιλιππόπουλος Ορφέας (<text:span text:style-name="T1">el18082)</text:span></text:p>
      <text:p text:style-name="P8">Παπαρρηγόπουλος Θοδωρής <text:span text:style-name="T1">(….)</text:span></text:p>
      <text:p text:style-name="P8">Γραμμένου Δέσποινα (….)</text:p>
      <text:p text:style-name="P1"/>
      <text:p text:style-name="P1"/>
      <text:p text:style-name="P1"/>
      <text:p text:style-name="P2">Άσκηση 1</text:p>
      <text:p text:style-name="P2"/>
      <text:p text:style-name="P5">Αρχικά με τη βοήθεια των εντολώς <text:span text:style-name="T1">ser </text:span>και <text:span text:style-name="T1">clc</text:span> γράφουμε στο καταχωρητή<text:span text:style-name="T1"> DDRA</text:span> άσσους προκειμένου να είναι <text:span text:style-name="T14">η </text:span>θύρα <text:span text:style-name="T14">Α θύρα</text:span> εξόδου και στη συνέχεια γράφουμε μηδενικά στο καταχωρητή <text:span text:style-name="T1">DDRB </text:span><text:span text:style-name="T14">προκειμένου να είναι η θύρα Β θύρα εισόδου.</text:span></text:p>
      <text:p text:style-name="P5"/>
      <text:p text:style-name="P5">Στη συνέχεια χρησιμοποιήσαμε έναν μετρητή (r24) αρχικοποιημένο στο 0, ο οποίος σε κάθε κίνηση <text:span text:style-name="T14">(η κίνηση του</text:span><text:span text:style-name="T2"> LED</text:span><text:span text:style-name="T14"> προς τα αριστερά επιτυγχάνεται με την εντολή</text:span><text:span text:style-name="T2"> lsl)</text:span><text:span text:style-name="T1"> </text:span>του LED προς τα αριστερά αυξάνεται κατά ένα. Όταν αυτός ο μετρητής φτάσει στην τιμή 7 αρχίζουμε κίνηση <text:span text:style-name="T14">(η κίνηση του</text:span><text:span text:style-name="T2"> LED</text:span><text:span text:style-name="T14"> προς τα δεξιά επιτυγχάνεται με χρήση της εντολής</text:span><text:span text:style-name="T2"> lsr)</text:span><text:span text:style-name="T1"> </text:span>προς τα δεξιά, μειώνοντας τον μετρητή κατά ένα κάθε φορά. Όταν μηδενιστεί <text:s/>αρχίζουμε πάλι κίνηση προς τα αριστερά. Επιπλέον, με την εντολή in λαμβάνουμε την είσοδο από το PIN<text:span text:style-name="T14">Β</text:span> και με την εντολή andi κρατάμε μόνο τ<text:span text:style-name="T14">ο</text:span><text:span text:style-name="T2"> PB0</text:span>. Αν σε οποιοδήποτε στάδιο της κίνησης το bit γίνει 1, η κίνηση σταματάει προσωρινά και συνεχίζει όταν το bit ξαναγίνει 0. Αυτό επιτυγχάνεται με τις εντολές cpi και breq. </text:p>
      <text:p text:style-name="P5"/>
      <text:p text:style-name="P5"/>
      <text:p text:style-name="P5"/>
      <text:p text:style-name="P12">Κώδικας:</text:p>
      <text:p text:style-name="P12"/>
      <text:p text:style-name="P12"><text:span text:style-name="T18">;</text:span></text:p>
      <text:p text:style-name="Standard"><text:span text:style-name="T18">; AssemblerApplication1.asm</text:span></text:p>
      <text:p text:style-name="Standard"><text:span text:style-name="T18">;</text:span></text:p>
      <text:p text:style-name="Standard"><text:span text:style-name="T18">; Created: 5/16/2021 3:13:49 PM</text:span></text:p>
      <text:p text:style-name="Standard"><text:span text:style-name="T18">; Author : Admin</text:span></text:p>
      <text:p text:style-name="Standard"><text:span text:style-name="T18">;</text:span></text:p>
      <text:p text:style-name="P13"/>
      <text:p text:style-name="P13"/>
      <text:p text:style-name="Standard"><text:span text:style-name="T19">.include</text:span><text:span text:style-name="T20"> "m16def.inc"</text:span></text:p>
      <text:p text:style-name="P13"/>
      <text:p text:style-name="Standard"><text:span text:style-name="T20">reset:</text:span></text:p>
      <text:p text:style-name="Standard"><text:span text:style-name="T20"><text:tab/></text:span><text:span text:style-name="T19">ser</text:span><text:span text:style-name="T20"> r24 </text:span></text:p>
      <text:p text:style-name="Standard"><text:span text:style-name="T20"><text:tab/></text:span><text:span text:style-name="T19">out</text:span><text:span text:style-name="T20"> DDRA, r24 </text:span><text:span text:style-name="T18">;A is output port</text:span></text:p>
      <text:p text:style-name="Standard"><text:span text:style-name="T20"><text:tab/></text:span><text:span text:style-name="T19">clr</text:span><text:span text:style-name="T20"> r24</text:span></text:p>
      <text:p text:style-name="Standard"><text:span text:style-name="T20"><text:tab/></text:span><text:span text:style-name="T19">out</text:span><text:span text:style-name="T20"> DDRB, r24 </text:span><text:span text:style-name="T18">;B is input port</text:span></text:p>
      <text:p text:style-name="Standard"><text:span text:style-name="T20"><text:tab/></text:span><text:span text:style-name="T19">ldi</text:span><text:span text:style-name="T20"> r25, 0x01</text:span></text:p>
      <text:p text:style-name="Standard"><text:span text:style-name="T20"><text:tab/></text:span><text:span text:style-name="T18">;r24 is our counter for led position</text:span></text:p>
      <text:p text:style-name="P13"/>
      <text:p text:style-name="Standard"><text:span text:style-name="T18">; Replace with your application code</text:span></text:p>
      <text:p text:style-name="Standard"><text:span text:style-name="T20">left:</text:span></text:p>
      <text:p text:style-name="Standard"><text:span text:style-name="T20"><text:tab/></text:span><text:span text:style-name="T19">in</text:span><text:span text:style-name="T20"> r26, PINB </text:span><text:span text:style-name="T18">;read B port (input port)</text:span></text:p>
      <text:p text:style-name="Standard"><text:span text:style-name="T20"><text:tab/></text:span><text:span text:style-name="T19">andi</text:span><text:span text:style-name="T20"> r26, 0x01 </text:span><text:span text:style-name="T18">;isolate first bit (PB0)</text:span></text:p>
      <text:p text:style-name="Standard"><text:span text:style-name="T20"><text:tab/></text:span><text:span text:style-name="T19">cpi</text:span><text:span text:style-name="T20"> r26, 0x01 </text:span></text:p>
      <text:p text:style-name="Standard"><text:span text:style-name="T20"><text:tab/></text:span><text:span text:style-name="T19">breq</text:span><text:span text:style-name="T20"> left </text:span><text:span text:style-name="T18">;if 1 do nothing</text:span></text:p>
      <text:p text:style-name="Standard"><text:soft-page-break/><text:span text:style-name="T20"><text:tab/></text:span><text:span text:style-name="T19">out</text:span><text:span text:style-name="T20"> PORTA, r25 </text:span><text:span text:style-name="T18">;else continue process</text:span></text:p>
      <text:p text:style-name="Standard"><text:span text:style-name="T20"><text:tab/></text:span><text:span text:style-name="T19">inc</text:span><text:span text:style-name="T20"> r24 </text:span><text:span text:style-name="T18">;increase counter</text:span></text:p>
      <text:p text:style-name="Standard"><text:span text:style-name="T20"><text:tab/></text:span><text:span text:style-name="T19">lsl</text:span><text:span text:style-name="T20"> r25 </text:span><text:span text:style-name="T18">;logical shift left</text:span></text:p>
      <text:p text:style-name="Standard"><text:span text:style-name="T20"><text:tab/></text:span><text:span text:style-name="T19">cpi</text:span><text:span text:style-name="T20"> r24, 0x07 </text:span><text:span text:style-name="T18">;if counter == 7 then we jump to right which will open PA7 (we already did lsl) and then will do logical shift right</text:span></text:p>
      <text:p text:style-name="Standard"><text:span text:style-name="T20"><text:tab/></text:span><text:span text:style-name="T19">breq</text:span><text:span text:style-name="T20"> right</text:span></text:p>
      <text:p text:style-name="Standard"><text:span text:style-name="T20"><text:tab/></text:span><text:span text:style-name="T19">rjmp</text:span><text:span text:style-name="T20"> left</text:span></text:p>
      <text:p text:style-name="Standard"><text:span text:style-name="T20"><text:tab/></text:span><text:span text:style-name="T18">;nop</text:span></text:p>
      <text:p text:style-name="P13"/>
      <text:p text:style-name="P13"/>
      <text:p text:style-name="P13"/>
      <text:p text:style-name="Standard"><text:span text:style-name="T20">right:</text:span></text:p>
      <text:p text:style-name="Standard"><text:span text:style-name="T20"><text:tab/></text:span><text:span text:style-name="T19">in</text:span><text:span text:style-name="T20"> r26, PINB </text:span><text:span text:style-name="T18">;read B port (input port)</text:span></text:p>
      <text:p text:style-name="Standard"><text:span text:style-name="T20"><text:tab/></text:span><text:span text:style-name="T19">andi</text:span><text:span text:style-name="T20"> r26, 0x01 </text:span><text:span text:style-name="T18">;isolate first bit (PB0)</text:span></text:p>
      <text:p text:style-name="Standard"><text:span text:style-name="T20"><text:tab/></text:span><text:span text:style-name="T19">cpi</text:span><text:span text:style-name="T20"> r26, 0x01 </text:span></text:p>
      <text:p text:style-name="Standard"><text:span text:style-name="T20"><text:tab/></text:span><text:span text:style-name="T19">breq</text:span><text:span text:style-name="T20"> right </text:span><text:span text:style-name="T18">;if 1 do nothing</text:span></text:p>
      <text:p text:style-name="Standard"><text:span text:style-name="T20"><text:tab/></text:span><text:span text:style-name="T19">out</text:span><text:span text:style-name="T20"> PORTA, r25 </text:span><text:span text:style-name="T18">;else continue process</text:span></text:p>
      <text:p text:style-name="Standard"><text:span text:style-name="T20"><text:tab/></text:span><text:span text:style-name="T19">dec</text:span><text:span text:style-name="T20"> r24 </text:span><text:span text:style-name="T18">;decrease counter</text:span></text:p>
      <text:p text:style-name="Standard"><text:span text:style-name="T20"><text:tab/></text:span><text:span text:style-name="T19">lsr</text:span><text:span text:style-name="T20"> r25 </text:span><text:span text:style-name="T18">;logical shift right</text:span></text:p>
      <text:p text:style-name="Standard"><text:span text:style-name="T20"><text:tab/></text:span><text:span text:style-name="T19">cpi</text:span><text:span text:style-name="T20"> r24, 0x00 </text:span><text:span text:style-name="T18">;if counter == 1 then we jump to left which will open PA0 (we already did lsr) and then will do logical shift left</text:span></text:p>
      <text:p text:style-name="Standard"><text:span text:style-name="T20"><text:tab/></text:span><text:span text:style-name="T19">breq</text:span><text:span text:style-name="T20"> left</text:span></text:p>
      <text:p text:style-name="Standard"><text:span text:style-name="T20"><text:tab/></text:span><text:span text:style-name="T19">rjmp</text:span><text:span text:style-name="T20"> right</text:span></text:p>
      <text:p text:style-name="Standard"><text:span text:style-name="T20"><text:tab/></text:span><text:span text:style-name="T18">;nop</text:span></text:p>
      <text:p text:style-name="P13"/>
      <text:p text:style-name="P13"/>
      <text:p text:style-name="P13"/>
      <text:p text:style-name="P12"/>
      <text:p text:style-name="P5"/>
      <text:p text:style-name="P5"/>
      <text:p text:style-name="P5"/>
      <text:p text:style-name="P3">Άσκηση <text:span text:style-name="T14">2</text:span></text:p>
      <text:p text:style-name="P3"/>
      <text:p text:style-name="P6">Η άσκηση αυτή γράφτηκε και σε <text:span text:style-name="T1">assembly </text:span>και σε <text:span text:style-name="T1">C </text:span><text:span text:style-name="T15">και έχουν παραδοθεί και οι 2. Ωστόσο εξεταστήκαμε μόνο στη </text:span><text:span text:style-name="T3">C </text:span><text:span text:style-name="T15">και για το λόγο αυτό μόνο αυτή θα περιγραφεί.</text:span></text:p>
      <text:p text:style-name="P6"/>
      <text:p text:style-name="P14"><text:span text:style-name="T8">Αρχικά όλες οι μεταβλητές είναι </text:span><text:span text:style-name="T4">chars </text:span><text:span text:style-name="T8">(δηλαδή 8-μπιτοι) ενώ αρχικοποιούμε και τα </text:span><text:span text:style-name="T4">ports </text:span><text:span text:style-name="T8">(δηλαδή γράφουμε άσσους στο </text:span><text:span text:style-name="T4">DDRB </text:span><text:span text:style-name="T8">προκειμένου το </text:span><text:span text:style-name="T4">port B </text:span><text:span text:style-name="T8">να αρχικοποιηθεί ως έξοδος και γράφουμε και μηδενικά στο </text:span><text:span text:style-name="T4">DDRA </text:span><text:span text:style-name="T8">προκειμένου να αρχικοποιηθεί το </text:span><text:span text:style-name="T4">port A </text:span><text:span text:style-name="T8">ως είσοδος. </text:span>Στη συνέχεια<text:span text:style-name="T7"> </text:span><text:span text:style-name="T11">μέσα στο ατέρμονο</text:span><text:span text:style-name="T3"> loop (while(1)) </text:span><text:span text:style-name="T1"><text:s/></text:span>χρησιμοποιούμε εντολές ολίσθησης και bitwise and για να απομονώσουμε καθένα εκ των A, B, C, D σε ξεχωριστές μεταβλητές. <text:span text:style-name="T11">Στη συνέχεια (μέσα πάλι στο </text:span><text:span text:style-name="T3">while(1)</text:span><text:span text:style-name="T11">) πραγματοποιούμε τις λογικές πράξεις και αποθηκεύουμε τα αποτελέσματα στις μεταβλητές</text:span><text:span text:style-name="T3"> F0</text:span><text:span text:style-name="T11"> και</text:span><text:span text:style-name="T3"> F1</text:span><text:span text:style-name="T11"> αντίστοιχα. Πραγματοποιούμε μία αριστερή ολίσθηση στο</text:span><text:span text:style-name="T3"> F</text:span><text:span text:style-name="T12">1 </text:span><text:span text:style-name="T3"><text:s/></text:span><text:span text:style-name="T12">(προκειμένου να πάει το αποτέλεσμα το 2ο </text:span><text:span text:style-name="T5">bit</text:span><text:span text:style-name="T12">) και κάνουμε </text:span><text:span text:style-name="T5">OR </text:span><text:span text:style-name="T12">μεταξύ του </text:span><text:span text:style-name="T5">F0 </text:span><text:span text:style-name="T12">και του </text:span><text:span text:style-name="T5">F1 </text:span><text:span text:style-name="T12">αποθηκεύοντας το αποτέλεσμα στο </text:span><text:span text:style-name="T5">PORTB </text:span><text:span text:style-name="T12">προκειμένου να γραφεί στην έξοδο. Κατά αυτό το τρόπο το </text:span><text:span text:style-name="T5">PORTB </text:span><text:span text:style-name="T12">θα έχει στο 1ο </text:span><text:span text:style-name="T5">bit </text:span><text:span text:style-name="T12">το </text:span><text:span text:style-name="T5">F</text:span><text:span text:style-name="T12">0 και στο 2ο </text:span><text:span text:style-name="T5">bit </text:span><text:span text:style-name="T12">το </text:span><text:span text:style-name="T5">F1 </text:span><text:span text:style-name="T12">ενώ τα υπόλοιπα </text:span><text:span text:style-name="T5">bits </text:span><text:span text:style-name="T12">θα είναι ίσα με 0.</text:span></text:p>
      <text:p text:style-name="P14"><text:span text:style-name="T12"/></text:p>
      <text:p text:style-name="P14"><text:span text:style-name="T12"/></text:p>
      <text:p text:style-name="P18"><text:span text:style-name="T12">Κ</text:span><text:span text:style-name="T7">ώδικες:</text:span></text:p>
      <text:p text:style-name="P18"><text:span text:style-name="T7"/></text:p>
      <text:p text:style-name="P14"><text:span text:style-name="T12"/></text:p>
      <text:p text:style-name="P14"><text:span text:style-name="T12"/></text:p>
      <text:p text:style-name="P15">Assembly:</text:p>
      <text:p text:style-name="P15"/>
      <text:p text:style-name="P15"><text:soft-page-break/><text:span text:style-name="T18">;</text:span></text:p>
      <text:p text:style-name="Standard"><text:span text:style-name="T18">; AssemblerApplication1.asm</text:span></text:p>
      <text:p text:style-name="Standard"><text:span text:style-name="T18">;</text:span></text:p>
      <text:p text:style-name="Standard"><text:span text:style-name="T18">; Created: 5/16/2021 3:13:49 PM</text:span></text:p>
      <text:p text:style-name="Standard"><text:span text:style-name="T18">; Author : Admin</text:span></text:p>
      <text:p text:style-name="Standard"><text:span text:style-name="T18">;</text:span></text:p>
      <text:p text:style-name="P13"/>
      <text:p text:style-name="P13"/>
      <text:p text:style-name="Standard"><text:span text:style-name="T19">.include</text:span><text:span text:style-name="T20"> "m16def.inc"</text:span></text:p>
      <text:p text:style-name="P13"/>
      <text:p text:style-name="Standard"><text:span text:style-name="T19">ser</text:span><text:span text:style-name="T20"> r24 </text:span></text:p>
      <text:p text:style-name="Standard"><text:span text:style-name="T19">out</text:span><text:span text:style-name="T20"> DDRB, r24 </text:span><text:span text:style-name="T18">;B is output port</text:span></text:p>
      <text:p text:style-name="Standard"><text:span text:style-name="T19">clr</text:span><text:span text:style-name="T20"> r24</text:span></text:p>
      <text:p text:style-name="Standard"><text:span text:style-name="T19">out</text:span><text:span text:style-name="T20"> DDRA, r24 </text:span><text:span text:style-name="T18">;A is input port</text:span></text:p>
      <text:p text:style-name="P13"/>
      <text:p text:style-name="P13"/>
      <text:p text:style-name="Standard"><text:span text:style-name="T20">reset:</text:span></text:p>
      <text:p text:style-name="P13"/>
      <text:p text:style-name="Standard"><text:span text:style-name="T20"><text:tab/></text:span><text:span text:style-name="T19">in</text:span><text:span text:style-name="T20"> r25, PINA </text:span><text:span text:style-name="T18">;xxxxDCBA, original</text:span></text:p>
      <text:p text:style-name="Standard"><text:span text:style-name="T20"><text:tab/></text:span><text:span text:style-name="T19">mov</text:span><text:span text:style-name="T20"> r26, r25 </text:span></text:p>
      <text:p text:style-name="Standard"><text:span text:style-name="T20"><text:tab/></text:span><text:span text:style-name="T19">andi</text:span><text:span text:style-name="T20"> r26, 0x01 </text:span><text:span text:style-name="T18">;for A</text:span></text:p>
      <text:p text:style-name="Standard"><text:span text:style-name="T20"><text:tab/></text:span><text:span text:style-name="T19">lsr</text:span><text:span text:style-name="T20"> r25</text:span></text:p>
      <text:p text:style-name="Standard"><text:span text:style-name="T20"><text:tab/></text:span><text:span text:style-name="T19">mov</text:span><text:span text:style-name="T20"> r24, r25</text:span></text:p>
      <text:p text:style-name="Standard"><text:span text:style-name="T20"><text:tab/></text:span><text:span text:style-name="T19">andi</text:span><text:span text:style-name="T20"> r24, 0x01 </text:span><text:span text:style-name="T18">;for B</text:span></text:p>
      <text:p text:style-name="Standard"><text:span text:style-name="T20"><text:tab/></text:span><text:span text:style-name="T19">lsr</text:span><text:span text:style-name="T20"> r25</text:span></text:p>
      <text:p text:style-name="Standard"><text:span text:style-name="T20"><text:tab/></text:span><text:span text:style-name="T19">mov</text:span><text:span text:style-name="T20"> r23, r25</text:span></text:p>
      <text:p text:style-name="Standard"><text:span text:style-name="T20"><text:tab/></text:span><text:span text:style-name="T19">andi</text:span><text:span text:style-name="T20"> r23, 0x01 </text:span><text:span text:style-name="T18">;for C</text:span></text:p>
      <text:p text:style-name="Standard"><text:span text:style-name="T20"><text:tab/></text:span><text:span text:style-name="T19">lsr</text:span><text:span text:style-name="T20"> r25</text:span></text:p>
      <text:p text:style-name="Standard"><text:span text:style-name="T20"><text:tab/></text:span><text:span text:style-name="T19">mov</text:span><text:span text:style-name="T20"> r22, r25 </text:span></text:p>
      <text:p text:style-name="Standard"><text:span text:style-name="T20"><text:tab/></text:span><text:span text:style-name="T19">andi</text:span><text:span text:style-name="T20"> r22, 0x01 </text:span><text:span text:style-name="T18">;for D</text:span></text:p>
      <text:p text:style-name="P13"/>
      <text:p text:style-name="Standard"><text:span text:style-name="T20">F0:</text:span></text:p>
      <text:p text:style-name="Standard"><text:span text:style-name="T20"><text:tab/></text:span><text:span text:style-name="T19">mov</text:span><text:span text:style-name="T20"> r0, r26 </text:span><text:span text:style-name="T18">;temp for A</text:span></text:p>
      <text:p text:style-name="Standard"><text:span text:style-name="T20"><text:tab/></text:span><text:span text:style-name="T19">mov</text:span><text:span text:style-name="T20"> r1, r24 </text:span><text:span text:style-name="T18">;temp for B</text:span></text:p>
      <text:p text:style-name="Standard"><text:span text:style-name="T20"><text:tab/></text:span><text:span text:style-name="T19">mov</text:span><text:span text:style-name="T20"> r2, r23 </text:span><text:span text:style-name="T18">;temp for C</text:span></text:p>
      <text:p text:style-name="Standard"><text:span text:style-name="T20"><text:tab/></text:span><text:span text:style-name="T19">mov</text:span><text:span text:style-name="T20"> r3, r22 </text:span><text:span text:style-name="T18">;temp for D</text:span></text:p>
      <text:p text:style-name="P13"/>
      <text:p text:style-name="Standard"><text:span text:style-name="T20"><text:tab/></text:span><text:span text:style-name="T19">com</text:span><text:span text:style-name="T20"> r2</text:span></text:p>
      <text:p text:style-name="Standard"><text:span text:style-name="T20"><text:tab/></text:span><text:span text:style-name="T19">and</text:span><text:span text:style-name="T20"> r0, r2 </text:span><text:span text:style-name="T18">; AC'</text:span></text:p>
      <text:p text:style-name="P13"/>
      <text:p text:style-name="Standard"><text:span text:style-name="T20"><text:tab/></text:span><text:span text:style-name="T19">and</text:span><text:span text:style-name="T20"> r0, r1 </text:span><text:span text:style-name="T18">;ABC'</text:span></text:p>
      <text:p text:style-name="P13"/>
      <text:p text:style-name="Standard"><text:span text:style-name="T20"><text:tab/></text:span><text:span text:style-name="T19">com</text:span><text:span text:style-name="T20"> r2</text:span></text:p>
      <text:p text:style-name="Standard"><text:span text:style-name="T20"><text:tab/></text:span><text:span text:style-name="T19">and</text:span><text:span text:style-name="T20"> r2, r3 </text:span><text:span text:style-name="T18">;CD</text:span></text:p>
      <text:p text:style-name="P13"/>
      <text:p text:style-name="Standard"><text:span text:style-name="T20"><text:tab/></text:span><text:span text:style-name="T19">or</text:span><text:span text:style-name="T20"> r0, r2 </text:span><text:span text:style-name="T18">;ABC'+CD</text:span></text:p>
      <text:p text:style-name="Standard"><text:span text:style-name="T20"><text:tab/></text:span><text:span text:style-name="T19">com</text:span><text:span text:style-name="T20"> r0 </text:span><text:span text:style-name="T18">;result of F0</text:span></text:p>
      <text:p text:style-name="Standard"><text:span text:style-name="T20"><text:tab/></text:span><text:span text:style-name="T19">mov</text:span><text:span text:style-name="T20"> r16, r0</text:span></text:p>
      <text:p text:style-name="Standard"><text:span text:style-name="T20"><text:tab/></text:span><text:span text:style-name="T19">andi</text:span><text:span text:style-name="T20"> r16, 0x01</text:span></text:p>
      <text:p text:style-name="P13"/>
      <text:p text:style-name="Standard"><text:span text:style-name="T19">nop</text:span></text:p>
      <text:p text:style-name="P13"/>
      <text:p text:style-name="Standard"><text:span text:style-name="T20">F1:</text:span></text:p>
      <text:p text:style-name="Standard"><text:span text:style-name="T20"><text:tab/></text:span><text:span text:style-name="T19">or</text:span><text:span text:style-name="T20"> r26, r24 </text:span><text:span text:style-name="T18">;A+B</text:span></text:p>
      <text:p text:style-name="Standard"><text:span text:style-name="T20"><text:tab/></text:span><text:span text:style-name="T19">or</text:span><text:span text:style-name="T20"> r23, r22 </text:span><text:span text:style-name="T18">;C+D</text:span></text:p>
      <text:p text:style-name="Standard"><text:span text:style-name="T20"><text:tab/></text:span><text:span text:style-name="T19">and</text:span><text:span text:style-name="T20"> r26, r23 </text:span><text:span text:style-name="T18">;result of F1</text:span></text:p>
      <text:p text:style-name="P13"/>
      <text:p text:style-name="Standard"><text:span text:style-name="T20"><text:tab/></text:span><text:span text:style-name="T19">lsl</text:span><text:span text:style-name="T20"> r26</text:span></text:p>
      <text:p text:style-name="Standard"><text:span text:style-name="T20"><text:tab/></text:span><text:span text:style-name="T19">or</text:span><text:span text:style-name="T20"> r16, r26 </text:span><text:span text:style-name="T18">; results ofr F1,F0 to the to LSB's of port B</text:span></text:p>
      <text:p text:style-name="Standard"><text:span text:style-name="T20"><text:tab/></text:span></text:p>
      <text:p text:style-name="P13"><text:soft-page-break/></text:p>
      <text:p text:style-name="Standard"><text:span text:style-name="T19">out</text:span><text:span text:style-name="T20"> PORTB, r16 </text:span><text:span text:style-name="T18">;result to port B</text:span></text:p>
      <text:p text:style-name="P15"><text:span text:style-name="T19">jmp</text:span><text:span text:style-name="T20"> reset</text:span></text:p>
      <text:p text:style-name="P15"><text:span text:style-name="T20"/></text:p>
      <text:p text:style-name="P15"><text:span text:style-name="T20"/></text:p>
      <text:p text:style-name="P16"><text:span text:style-name="T21">C:</text:span></text:p>
      <text:p text:style-name="P15"><text:span text:style-name="T20"/></text:p>
      <text:p text:style-name="P19"><text:span text:style-name="T23">#include </text:span><text:span text:style-name="T25">&lt;xc.h&gt;</text:span><text:line-break/><text:span text:style-name="T22">#include </text:span><text:span text:style-name="T25">&lt;avr/io.h&gt;</text:span><text:line-break/><text:line-break/><text:span text:style-name="T26">//initializations</text:span><text:line-break/><text:span text:style-name="T27">char </text:span><text:span text:style-name="T28">A</text:span><text:span text:style-name="T27">;</text:span><text:line-break/><text:span text:style-name="T27">char </text:span><text:span text:style-name="T28">B</text:span><text:span text:style-name="T27">;</text:span><text:line-break/><text:span text:style-name="T27">char </text:span><text:span text:style-name="T28">C</text:span><text:span text:style-name="T27">;</text:span><text:line-break/><text:span text:style-name="T27">char </text:span><text:span text:style-name="T28">D</text:span><text:span text:style-name="T27">;</text:span><text:line-break/><text:span text:style-name="T27">char </text:span><text:span text:style-name="T28">temp</text:span><text:span text:style-name="T27">;</text:span><text:line-break/><text:span text:style-name="T27">char </text:span><text:span text:style-name="T28">F0</text:span><text:span text:style-name="T27">;</text:span><text:line-break/><text:span text:style-name="T27">char </text:span><text:span text:style-name="T28">F1</text:span><text:span text:style-name="T27">;</text:span><text:line-break/><text:line-break/><text:span text:style-name="T27">int </text:span><text:span text:style-name="T29">main</text:span><text:span text:style-name="T28">(</text:span><text:span text:style-name="T27">void</text:span><text:span text:style-name="T28">) </text:span><text:line-break/><text:span text:style-name="T28">{ </text:span><text:span text:style-name="T26">// add breakpoint here</text:span><text:line-break/><text:span text:style-name="T26"><text:tab/></text:span><text:span text:style-name="T28">DDRB = </text:span><text:span text:style-name="T30">0xFF</text:span><text:span text:style-name="T27">;</text:span><text:line-break/><text:span text:style-name="T27"><text:tab/></text:span><text:span text:style-name="T28">DDRA = </text:span><text:span text:style-name="T30">0x00</text:span><text:span text:style-name="T27">;</text:span><text:line-break/><text:span text:style-name="T27"><text:tab/></text:span><text:line-break/><text:span text:style-name="T27"> <text:s text:c="3"/>while</text:span><text:span text:style-name="T28">(</text:span><text:span text:style-name="T30">1</text:span><text:span text:style-name="T28">)</text:span><text:line-break/><text:span text:style-name="T28"> <text:s text:c="3"/>{</text:span><text:line-break/><text:span text:style-name="T28"> <text:s text:c="7"/>A = PINA &amp; </text:span><text:span text:style-name="T30">0x01</text:span><text:span text:style-name="T27">;</text:span><text:line-break/><text:span text:style-name="T27"><text:tab/><text:tab/></text:span><text:span text:style-name="T28">temp = PINA &gt;&gt; </text:span><text:span text:style-name="T30">1</text:span><text:span text:style-name="T27">;</text:span><text:line-break/><text:span text:style-name="T27"><text:tab/><text:tab/></text:span><text:span text:style-name="T28">B = temp &amp; </text:span><text:span text:style-name="T30">0x01</text:span><text:span text:style-name="T27">;</text:span><text:line-break/><text:span text:style-name="T27"><text:tab/><text:tab/></text:span><text:span text:style-name="T28">temp = temp &gt;&gt; </text:span><text:span text:style-name="T30">1</text:span><text:span text:style-name="T27">;</text:span><text:line-break/><text:span text:style-name="T27"><text:tab/><text:tab/></text:span><text:span text:style-name="T28">C = temp &amp; </text:span><text:span text:style-name="T30">0x01</text:span><text:span text:style-name="T27">;</text:span><text:line-break/><text:span text:style-name="T27"><text:tab/><text:tab/></text:span><text:span text:style-name="T28">temp = temp &gt;&gt; </text:span><text:span text:style-name="T30">1</text:span><text:span text:style-name="T27">;</text:span><text:line-break/><text:span text:style-name="T27"><text:tab/><text:tab/></text:span><text:span text:style-name="T28">D = temp &amp; </text:span><text:span text:style-name="T30">0x01</text:span><text:span text:style-name="T27">;</text:span><text:line-break/><text:span text:style-name="T27"><text:tab/><text:tab/></text:span><text:line-break/><text:span text:style-name="T27"><text:tab/><text:tab/></text:span><text:span text:style-name="T28">F0 = !(A &amp; B &amp; (!C &amp; </text:span><text:span text:style-name="T30">0x01</text:span><text:span text:style-name="T28">) | C &amp; D)</text:span><text:span text:style-name="T27">;</text:span><text:line-break/><text:span text:style-name="T27"><text:tab/><text:tab/></text:span><text:span text:style-name="T28">F1 = (A | B) &amp; (C | D)</text:span><text:span text:style-name="T27">;</text:span><text:line-break/><text:span text:style-name="T27"><text:tab/><text:tab/></text:span><text:line-break/><text:span text:style-name="T27"><text:tab/><text:tab/></text:span><text:span text:style-name="T28">F1 = F1 &lt;&lt; </text:span><text:span text:style-name="T30">1</text:span><text:span text:style-name="T27">;</text:span><text:line-break/><text:span text:style-name="T27"><text:tab/><text:tab/></text:span><text:span text:style-name="T28">PORTB = F1 | F0</text:span><text:span text:style-name="T27">;</text:span><text:line-break/><text:span text:style-name="T27"><text:tab/><text:tab/></text:span><text:line-break/><text:span text:style-name="T27"> <text:s text:c="3"/></text:span><text:span text:style-name="T28">}</text:span><text:line-break/><text:span text:style-name="T28">}</text:span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5"><text:span text:style-name="T20"/></text:p>
      <text:p text:style-name="P10"/>
      <text:p text:style-name="P10"/>
      <text:p text:style-name="P10"/>
      <text:p text:style-name="P4">Άσκηση <text:span text:style-name="T16">3</text:span></text:p>
      <text:p text:style-name="P4"/>
      <text:p text:style-name="P7">Αρχικά γράφουμε άσσους στο <text:span text:style-name="T1">DDRA </text:span>προκειμένου η θύρα Α να είναι θύρα εξόδου και γράφουμε μηδενικά στο <text:span text:style-name="T1">DDRC </text:span>προκειμένου η θύρα <text:span text:style-name="T1">C </text:span>να είναι θύρα εισόδου.</text:p>
      <text:p text:style-name="P7"/>
      <text:p text:style-name="P17"><text:soft-page-break/><text:span text:style-name="T9">Στη συνέχεια, </text:span><text:span text:style-name="T10">τ</text:span>ο πρόγραμμα περιέχει ένα ατέρμονο loop, μέσα στο οποίο σε κάθε επανάληψη ελέγχεται αν είναι <text:span text:style-name="T13">πατημένο κάποιο από τα </text:span><text:span text:style-name="T6">SWx (</text:span><text:span text:style-name="T13">με </text:span><text:span text:style-name="T6">x = 0,1,2,3)</text:span>. Αυτό πραγματοποιείται με σύγκριση του PORT<text:span text:style-name="T17">C</text:span> με τα 1, 2, 4 και 8. <text:s/><text:span text:style-name="T13">Στη συνέχεια εάν κάποιο από αυτά είναι πατημένο μπαίνουμε στην </text:span><text:span text:style-name="T6">if </text:span><text:span text:style-name="T13">που του αντιστοιχεί και εκτελούμε ένα </text:span><text:span text:style-name="T6">while </text:span><text:span text:style-name="T13">μέχρι το </text:span><text:span text:style-name="T6">button </text:span><text:span text:style-name="T13">αυτό να αφεθεί (προσομοιώνοντας έτσι την άσκηση στο πραγματικό κόσμο). Όταν αυτό αφεθεί τότε εκτελούμε και το ζητούμενο το οποίο του αντιστοιχεί.</text:span></text:p>
      <text:p text:style-name="P17"><text:span text:style-name="T13"/></text:p>
      <text:p text:style-name="P17"><text:span text:style-name="T13"/></text:p>
      <text:p text:style-name="P18"><text:span text:style-name="T13">Κ</text:span><text:span text:style-name="T7">ώδικας:</text:span></text:p>
      <text:p text:style-name="P18"><text:span text:style-name="T7"/></text:p>
      <text:p text:style-name="P20"><text:span text:style-name="T24">#include </text:span><text:span text:style-name="T25">&lt;xc.h&gt;</text:span><text:line-break/><text:span text:style-name="T22">#include </text:span><text:span text:style-name="T25">&lt;avr/io.h&gt;</text:span><text:line-break/><text:line-break/><text:span text:style-name="T27">int </text:span><text:span text:style-name="T29">main</text:span><text:span text:style-name="T28">(</text:span><text:span text:style-name="T27">void</text:span><text:span text:style-name="T28">){</text:span><text:line-break/><text:span text:style-name="T28"><text:tab/></text:span><text:line-break/><text:span text:style-name="T28"><text:tab/>DDRA = </text:span><text:span text:style-name="T30">0xFF</text:span><text:span text:style-name="T27">; </text:span><text:span text:style-name="T26">//port A output</text:span><text:line-break/><text:span text:style-name="T26"><text:tab/></text:span><text:span text:style-name="T28">DDRC = </text:span><text:span text:style-name="T30">0x00</text:span><text:span text:style-name="T27">; </text:span><text:span text:style-name="T26">// port C input (SWx's)</text:span><text:line-break/><text:span text:style-name="T26"><text:tab/></text:span><text:span text:style-name="T27">char </text:span><text:span text:style-name="T28">led</text:span><text:span text:style-name="T27">;</text:span><text:line-break/><text:span text:style-name="T27"><text:tab/></text:span><text:line-break/><text:span text:style-name="T27"><text:tab/></text:span><text:span text:style-name="T28">led = </text:span><text:span text:style-name="T30">0x01</text:span><text:span text:style-name="T27">;</text:span><text:line-break/><text:span text:style-name="T27"><text:tab/></text:span><text:span text:style-name="T28">PORTA = led</text:span><text:span text:style-name="T27">;</text:span><text:line-break/><text:span text:style-name="T27"><text:tab/></text:span><text:line-break/><text:span text:style-name="T27"><text:tab/></text:span><text:line-break/><text:span text:style-name="T27"><text:tab/>while</text:span><text:span text:style-name="T28">(</text:span><text:span text:style-name="T30">1</text:span><text:span text:style-name="T28">){</text:span><text:line-break/><text:span text:style-name="T28"><text:tab/><text:tab/></text:span><text:line-break/><text:span text:style-name="T28"><text:tab/><text:tab/></text:span><text:span text:style-name="T27">if</text:span><text:span text:style-name="T28">((PINC &amp; </text:span><text:span text:style-name="T30">0x01</text:span><text:span text:style-name="T28">) == </text:span><text:span text:style-name="T30">1</text:span><text:span text:style-name="T28">){</text:span><text:line-break/><text:span text:style-name="T28"><text:tab/><text:tab/><text:tab/></text:span><text:span text:style-name="T27">while</text:span><text:span text:style-name="T28">((PINC &amp; </text:span><text:span text:style-name="T30">0x01</text:span><text:span text:style-name="T28">) == </text:span><text:span text:style-name="T30">1</text:span><text:span text:style-name="T28">){}</text:span><text:line-break/><text:span text:style-name="T28"><text:tab/><text:tab/><text:tab/></text:span><text:span text:style-name="T27">if</text:span><text:span text:style-name="T28">(led == </text:span><text:span text:style-name="T30">128</text:span><text:span text:style-name="T28">){</text:span><text:line-break/><text:span text:style-name="T28"><text:tab/><text:tab/><text:tab/><text:tab/>led = </text:span><text:span text:style-name="T30">0x01</text:span><text:span text:style-name="T27">; </text:span><text:span text:style-name="T26">// led = 1 if before led == 128</text:span><text:line-break/><text:span text:style-name="T26"><text:tab/><text:tab/><text:tab/></text:span><text:span text:style-name="T28">}</text:span><text:line-break/><text:span text:style-name="T28"><text:tab/><text:tab/><text:tab/></text:span><text:span text:style-name="T27">else </text:span><text:span text:style-name="T28">led = led &lt;&lt; </text:span><text:span text:style-name="T30">1</text:span><text:span text:style-name="T27">;</text:span><text:line-break/><text:span text:style-name="T27"><text:tab/><text:tab/></text:span><text:span text:style-name="T28">}</text:span><text:line-break/><text:span text:style-name="T28"><text:tab/><text:tab/></text:span><text:line-break/><text:span text:style-name="T28"><text:tab/><text:tab/></text:span><text:span text:style-name="T27">if</text:span><text:span text:style-name="T28">((PINC &amp; </text:span><text:span text:style-name="T30">0x02</text:span><text:span text:style-name="T28">) == </text:span><text:span text:style-name="T30">2</text:span><text:span text:style-name="T28">){</text:span><text:line-break/><text:span text:style-name="T28"><text:tab/><text:tab/><text:tab/></text:span><text:span text:style-name="T27">while</text:span><text:span text:style-name="T28">((PINC &amp; </text:span><text:span text:style-name="T30">0x02</text:span><text:span text:style-name="T28">) == </text:span><text:span text:style-name="T30">2</text:span><text:span text:style-name="T28">){}</text:span><text:line-break/><text:span text:style-name="T28"><text:tab/><text:tab/><text:tab/></text:span><text:span text:style-name="T27">if</text:span><text:span text:style-name="T28">(led == </text:span><text:span text:style-name="T30">1</text:span><text:span text:style-name="T28">){</text:span><text:line-break/><text:span text:style-name="T28"><text:tab/><text:tab/><text:tab/><text:tab/>led = </text:span><text:span text:style-name="T30">1 </text:span><text:span text:style-name="T28">&lt;&lt; </text:span><text:span text:style-name="T30">7</text:span><text:span text:style-name="T27">; </text:span><text:span text:style-name="T26">// led = 128 if before led == 0</text:span><text:line-break/><text:span text:style-name="T26"><text:tab/><text:tab/><text:tab/></text:span><text:span text:style-name="T28">}</text:span><text:line-break/><text:span text:style-name="T28"><text:tab/><text:tab/><text:tab/></text:span><text:span text:style-name="T27">else </text:span><text:span text:style-name="T28">led = led &gt;&gt; </text:span><text:span text:style-name="T30">1</text:span><text:span text:style-name="T27">;</text:span><text:line-break/><text:span text:style-name="T27"><text:tab/><text:tab/></text:span><text:span text:style-name="T28">}</text:span><text:line-break/><text:span text:style-name="T28"><text:tab/><text:tab/></text:span><text:line-break/><text:span text:style-name="T28"><text:tab/><text:tab/></text:span><text:span text:style-name="T27">if</text:span><text:span text:style-name="T28">((PINC &amp; </text:span><text:span text:style-name="T30">0x04</text:span><text:span text:style-name="T28">) == </text:span><text:span text:style-name="T30">4</text:span><text:span text:style-name="T28">){</text:span><text:line-break/><text:span text:style-name="T28"><text:tab/><text:tab/><text:tab/></text:span><text:span text:style-name="T27">while</text:span><text:span text:style-name="T28">((PINC &amp; </text:span><text:span text:style-name="T30">0x04</text:span><text:span text:style-name="T28">) == </text:span><text:span text:style-name="T30">4</text:span><text:span text:style-name="T28">){}</text:span><text:line-break/><text:span text:style-name="T28"><text:tab/><text:tab/><text:tab/>led = </text:span><text:span text:style-name="T30">1 </text:span><text:span text:style-name="T28">&lt;&lt; </text:span><text:span text:style-name="T30">7</text:span><text:span text:style-name="T27">;</text:span><text:line-break/><text:span text:style-name="T27"><text:tab/><text:tab/></text:span><text:span text:style-name="T28">}</text:span><text:line-break/><text:span text:style-name="T28"><text:tab/><text:tab/></text:span><text:line-break/><text:span text:style-name="T28"><text:tab/><text:tab/></text:span><text:span text:style-name="T27">if</text:span><text:span text:style-name="T28">((PINC &amp; </text:span><text:span text:style-name="T30">0x08</text:span><text:span text:style-name="T28">) == </text:span><text:span text:style-name="T30">8</text:span><text:span text:style-name="T28">){</text:span><text:line-break/><text:span text:style-name="T28"><text:tab/><text:tab/><text:tab/></text:span><text:span text:style-name="T27">while</text:span><text:span text:style-name="T28">((PINC &amp; </text:span><text:span text:style-name="T30">0x08</text:span><text:span text:style-name="T28">) == </text:span><text:span text:style-name="T30">8</text:span><text:span text:style-name="T28">){}</text:span><text:line-break/><text:span text:style-name="T28"><text:tab/><text:tab/><text:tab/>led = </text:span><text:span text:style-name="T30">0x01</text:span><text:span text:style-name="T27">;</text:span><text:line-break/><text:span text:style-name="T27"><text:tab/><text:tab/></text:span><text:span text:style-name="T28">}</text:span><text:line-break/><text:span text:style-name="T28"><text:tab/><text:tab/></text:span><text:line-break/><text:span text:style-name="T28"><text:tab/><text:tab/>PORTA = led</text:span><text:span text:style-name="T27">;</text:span><text:line-break/><text:span text:style-name="T27"><text:tab/></text:span><text:span text:style-name="T28">}</text:span><text:line-break/><text:span text:style-name="T28"><text:tab/></text:span><text:line-break/><text:span text:style-name="T28">}</text:span></text:p>
      <text:p text:style-name="P18"><text:span text:style-name="T7"/></text:p>
      <text:p text:style-name="P18"><text:soft-page-break/><text:span text:style-name="T7"/></text:p>
      <text:p text:style-name="P18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3T15:04:07.394000000</dc:date>
    <meta:editing-duration>PT13M43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6" meta:paragraph-count="107" meta:word-count="1078" meta:character-count="5759" meta:non-whitespace-character-count="4566"/>
  </office:meta>
</office:document-meta>
</file>